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2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9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8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5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248" calcext:value-type="float">
            <text:p>19.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8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7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5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32" calcext:value-type="float">
            <text:p>19.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992" calcext:value-type="float">
            <text:p>18.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9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08501</text:p>
          </table:table-cell>
          <table:table-cell office:value-type="string" calcext:value-type="string">
            <text:p>Garden Springs Quad</text:p>
          </table:table-cell>
          <table:table-cell office:value-type="string" calcext:value-type="string">
            <text:p>197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